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15d48"/>
    </style:style>
    <style:style style:name="P2" style:family="paragraph" style:parent-style-name="Standard">
      <style:paragraph-properties fo:text-align="start" style:justify-single-word="false"/>
      <style:text-properties officeooo:rsid="00115d48" officeooo:paragraph-rsid="00115d48"/>
    </style:style>
    <style:style style:name="P3" style:family="paragraph" style:parent-style-name="Standard">
      <style:paragraph-properties fo:text-align="start" style:justify-single-word="false"/>
      <style:text-properties officeooo:paragraph-rsid="0012805a"/>
    </style:style>
    <style:style style:name="P4" style:family="paragraph" style:parent-style-name="Standard">
      <style:paragraph-properties fo:text-align="start" style:justify-single-word="false"/>
      <style:text-properties officeooo:paragraph-rsid="0013eef5"/>
    </style:style>
    <style:style style:name="P5" style:family="paragraph" style:parent-style-name="Standard">
      <style:paragraph-properties fo:text-align="start" style:justify-single-word="false"/>
      <style:text-properties officeooo:paragraph-rsid="0022fb75"/>
    </style:style>
    <style:style style:name="P6" style:family="paragraph" style:parent-style-name="Standard">
      <style:paragraph-properties fo:text-align="start" style:justify-single-word="false"/>
      <style:text-properties officeooo:paragraph-rsid="00235519"/>
    </style:style>
    <style:style style:name="P7" style:family="paragraph" style:parent-style-name="Standard">
      <style:paragraph-properties fo:text-align="start" style:justify-single-word="false"/>
      <style:text-properties officeooo:rsid="0012805a" officeooo:paragraph-rsid="0012805a"/>
    </style:style>
    <style:style style:name="P8" style:family="paragraph" style:parent-style-name="Standard">
      <style:paragraph-properties fo:text-align="start" style:justify-single-word="false"/>
      <style:text-properties fo:font-weight="bold" officeooo:rsid="00115d48" officeooo:paragraph-rsid="00115d48" style:font-weight-asian="bold" style:font-weight-complex="bold"/>
    </style:style>
    <style:style style:name="P9" style:family="paragraph" style:parent-style-name="Standard">
      <style:paragraph-properties fo:text-align="start" style:justify-single-word="false"/>
      <style:text-properties fo:font-weight="bold" officeooo:rsid="0014c355" officeooo:paragraph-rsid="0014c355" style:font-weight-asian="bold" style:font-weight-complex="bold"/>
    </style:style>
    <style:style style:name="P10" style:family="paragraph" style:parent-style-name="Standard">
      <style:paragraph-properties fo:text-align="start" style:justify-single-word="false"/>
      <style:text-properties fo:font-weight="bold" officeooo:rsid="001f61fc" officeooo:paragraph-rsid="001f61fc" style:font-weight-asian="bold" style:font-weight-complex="bold"/>
    </style:style>
    <style:style style:name="P11" style:family="paragraph" style:parent-style-name="Standard">
      <style:paragraph-properties fo:text-align="start" style:justify-single-word="false"/>
      <style:text-properties fo:font-weight="bold" officeooo:rsid="002097a9" officeooo:paragraph-rsid="002097a9" style:font-weight-asian="bold" style:font-weight-complex="bold"/>
    </style:style>
    <style:style style:name="P12" style:family="paragraph" style:parent-style-name="Standard">
      <style:paragraph-properties fo:text-align="start" style:justify-single-word="false"/>
      <style:text-properties fo:font-weight="normal" officeooo:rsid="0014c355" officeooo:paragraph-rsid="001f61fc" style:font-weight-asian="normal" style:font-weight-complex="normal"/>
    </style:style>
    <style:style style:name="P13" style:family="paragraph" style:parent-style-name="Standard">
      <style:paragraph-properties fo:text-align="start" style:justify-single-word="false"/>
      <style:text-properties fo:font-weight="normal" officeooo:rsid="0018092e" officeooo:paragraph-rsid="0018092e" style:font-weight-asian="normal" style:font-weight-complex="normal"/>
    </style:style>
    <style:style style:name="P14" style:family="paragraph" style:parent-style-name="Standard">
      <style:paragraph-properties fo:text-align="start" style:justify-single-word="false"/>
      <style:text-properties fo:font-weight="normal" officeooo:rsid="0018092e" officeooo:paragraph-rsid="001f61fc" style:font-weight-asian="normal" style:font-weight-complex="normal"/>
    </style:style>
    <style:style style:name="P15" style:family="paragraph" style:parent-style-name="Standard">
      <style:paragraph-properties fo:text-align="start" style:justify-single-word="false"/>
      <style:text-properties fo:font-weight="normal" officeooo:rsid="002097a9" officeooo:paragraph-rsid="002097a9" style:font-weight-asian="normal" style:font-weight-complex="normal"/>
    </style:style>
    <style:style style:name="P16" style:family="paragraph" style:parent-style-name="Standard">
      <style:paragraph-properties fo:text-align="start" style:justify-single-word="false"/>
      <style:text-properties officeooo:rsid="0013eef5" officeooo:paragraph-rsid="0013eef5"/>
    </style:style>
    <style:style style:name="P17" style:family="paragraph" style:parent-style-name="Standard">
      <style:paragraph-properties fo:text-align="start" style:justify-single-word="false"/>
      <style:text-properties officeooo:rsid="0013eef5" officeooo:paragraph-rsid="00168941"/>
    </style:style>
    <style:style style:name="P18" style:family="paragraph" style:parent-style-name="Standard">
      <style:paragraph-properties fo:text-align="start" style:justify-single-word="false"/>
      <style:text-properties officeooo:rsid="0014c355" officeooo:paragraph-rsid="0017f154"/>
    </style:style>
    <style:style style:name="P19" style:family="paragraph" style:parent-style-name="Standard">
      <style:paragraph-properties fo:text-align="start" style:justify-single-word="false"/>
      <style:text-properties fo:font-style="italic" fo:font-weight="bold" officeooo:rsid="00115d48" officeooo:paragraph-rsid="00115d48" style:font-style-asian="italic" style:font-weight-asian="bold" style:font-style-complex="italic" style:font-weight-complex="bold"/>
    </style:style>
    <style:style style:name="T1" style:family="text">
      <style:text-properties officeooo:rsid="00115d48"/>
    </style:style>
    <style:style style:name="T2" style:family="text">
      <style:text-properties fo:font-weight="bold" style:font-weight-asian="bold" style:font-weight-complex="bold"/>
    </style:style>
    <style:style style:name="T3" style:family="text">
      <style:text-properties fo:font-style="italic" fo:font-weight="normal" officeooo:rsid="0012805a" style:font-style-asian="italic" style:font-weight-asian="normal" style:font-style-complex="italic" style:font-weight-complex="normal"/>
    </style:style>
    <style:style style:name="T4" style:family="text">
      <style:text-properties fo:font-style="italic" fo:font-weight="normal" officeooo:rsid="0013eef5" style:font-style-asian="italic" style:font-weight-asian="normal" style:font-style-complex="italic" style:font-weight-complex="normal"/>
    </style:style>
    <style:style style:name="T5" style:family="text">
      <style:text-properties fo:font-style="italic" fo:font-weight="normal" officeooo:rsid="001d62af" style:font-style-asian="italic" style:font-weight-asian="normal" style:font-style-complex="italic" style:font-weight-complex="normal"/>
    </style:style>
    <style:style style:name="T6" style:family="text">
      <style:text-properties fo:font-style="italic" fo:font-weight="bold" officeooo:rsid="001d62af"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weight="normal" officeooo:rsid="0012805a" style:font-weight-asian="normal" style:font-weight-complex="normal"/>
    </style:style>
    <style:style style:name="T9" style:family="text">
      <style:text-properties fo:font-weight="normal" officeooo:rsid="0013eef5" style:font-weight-asian="normal" style:font-weight-complex="normal"/>
    </style:style>
    <style:style style:name="T10" style:family="text">
      <style:text-properties fo:font-weight="normal" officeooo:rsid="0014c355" style:font-weight-asian="normal" style:font-weight-complex="normal"/>
    </style:style>
    <style:style style:name="T11" style:family="text">
      <style:text-properties fo:font-weight="normal" officeooo:rsid="00168941" style:font-weight-asian="normal" style:font-weight-complex="normal"/>
    </style:style>
    <style:style style:name="T12" style:family="text">
      <style:text-properties fo:font-weight="normal" officeooo:rsid="0016c0ac" style:font-weight-asian="normal" style:font-weight-complex="normal"/>
    </style:style>
    <style:style style:name="T13" style:family="text">
      <style:text-properties fo:font-weight="normal" officeooo:rsid="0017339f" style:font-weight-asian="normal" style:font-weight-complex="normal"/>
    </style:style>
    <style:style style:name="T14" style:family="text">
      <style:text-properties fo:font-weight="normal" officeooo:rsid="0017f154" style:font-weight-asian="normal" style:font-weight-complex="normal"/>
    </style:style>
    <style:style style:name="T15" style:family="text">
      <style:text-properties fo:font-weight="normal" officeooo:rsid="001d62af" style:font-weight-asian="normal" style:font-weight-complex="normal"/>
    </style:style>
    <style:style style:name="T16" style:family="text">
      <style:text-properties fo:font-weight="normal" officeooo:rsid="001f2bda" style:font-weight-asian="normal" style:font-weight-complex="normal"/>
    </style:style>
    <style:style style:name="T17" style:family="text">
      <style:text-properties fo:font-weight="normal" officeooo:rsid="001f61fc" style:font-weight-asian="normal" style:font-weight-complex="normal"/>
    </style:style>
    <style:style style:name="T18" style:family="text">
      <style:text-properties fo:font-weight="normal" officeooo:rsid="0022fb75" style:font-weight-asian="normal" style:font-weight-complex="normal"/>
    </style:style>
    <style:style style:name="T19" style:family="text">
      <style:text-properties fo:font-weight="normal" officeooo:rsid="00235519" style:font-weight-asian="normal" style:font-weight-complex="normal"/>
    </style:style>
    <style:style style:name="T20" style:family="text">
      <style:text-properties fo:font-weight="normal" officeooo:rsid="0023f6b6" style:font-weight-asian="normal" style:font-weight-complex="normal"/>
    </style:style>
    <style:style style:name="T21" style:family="text">
      <style:text-properties officeooo:rsid="001f2bda"/>
    </style:style>
    <style:style style:name="T22" style:family="text">
      <style:text-properties officeooo:rsid="001f61f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Λειτουργικά Συστήματα<text:line-break/></text:span></text:p>
      <text:p text:style-name="P19">Αγγελική Καλαμάρη</text:p>
      <text:p text:style-name="P19">1115201400255</text:p>
      <text:p text:style-name="P2"/>
      <text:p text:style-name="P2"/>
      <text:p text:style-name="P8">Run:</text:p>
      <text:p text:style-name="P2"><text:tab/>./hw1 int num_peers, int num_iterations, int num_entries, int read_<text:span text:style-name="T21">ratio</text:span></text:p>
      <text:p text:style-name="P2"/>
      <text:p text:style-name="P7"><text:span text:style-name="T2">Directories:</text:span></text:p>
      <text:p text:style-name="P3"><text:span text:style-name="T3">main.c</text:span><text:span text:style-name="T8">: Ουσιαστικά είναι ο coordinator της εργασίας, </text:span><text:span text:style-name="T17">ο οποιος μεσω fork() δημιουργει τους Peers</text:span><text:span text:style-name="T8">. </text:span><text:span text:style-name="T17">Εδω</text:span><text:span text:style-name="T8"> δημιουργούνται </text:span><text:span text:style-name="T11">οι</text:span><text:span text:style-name="T8"> σημαφόρ</text:span><text:span text:style-name="T11">οι,</text:span><text:span text:style-name="T8"> η shared memory </text:span><text:span text:style-name="T16">και αντιστοιχα αποδεσμευονται.</text:span></text:p>
      <text:p text:style-name="P5"><text:span text:style-name="T3"/></text:p>
      <text:p text:style-name="P5"><text:span text:style-name="T3">Peer.c</text:span><text:span text:style-name="T8">: Το directory στο οποίο υλοποιούνται οι λειτουργίες των peers <text:s/></text:span><text:span text:style-name="T16">read/write </text:span><text:span text:style-name="T8">και παίρνουμε τα ζητούμενα στατιστικά </text:span><text:span text:style-name="T15">στοιχεία</text:span><text:span text:style-name="T8">.</text:span></text:p>
      <text:p text:style-name="P6"><text:span text:style-name="T3"/></text:p>
      <text:p text:style-name="P6"><text:span text:style-name="T3">Peer.h</text:span><text:span text:style-name="T8">: <text:s/>Ορισμός της συνάρτησης Peer, <text:s/>της Semaphore Operations (SemOperation)</text:span><text:span text:style-name="T9">, </text:span><text:span text:style-name="T19">κ</text:span><text:span text:style-name="T18">αθως </text:span><text:span text:style-name="T8"><text:s/></text:span><text:span text:style-name="T9">και της συνάρτησης που παράγει τυχαίους αριθμούς εκθετικής κατανομής <text:s/>(ran_expo). </text:span><text:span text:style-name="T19">Ε</text:span><text:span text:style-name="T18">αν θελετε να μειωσετε τον </text:span><text:span text:style-name="T19">χρονο της εκθετικής κατανομής αρκει να αυξήσετε το LAMBDA.</text:span></text:p>
      <text:p text:style-name="P4"><text:span text:style-name="T4"/></text:p>
      <text:p text:style-name="P4"><text:span text:style-name="T4">Globals.h</text:span><text:span text:style-name="T9">: Γίνεται ο ορισμός των global μεταβλητών του προγράμματος.</text:span></text:p>
      <text:p text:style-name="P7"><text:span text:style-name="T6"/></text:p>
      <text:p text:style-name="P7"><text:span text:style-name="T5">Entry.h</text:span><text:span text:style-name="T15">: Ορίζεται το struct </text:span><text:span text:style-name="T16">Entry που περιεχει τις μεταβλητες απαραιτητες για τον χειρισμο του Entry</text:span><text:span text:style-name="T15">. </text:span><text:span text:style-name="T16">Δηλαδη: reads/writes ως μετρητες των αναγωνσεων/εγγραφων στο συγκεκριμενο Entry και write_queue_num που δηλωνει ποσα Peers περιμενουν να κανουν write στο συγκεκριμενο Entry.</text:span></text:p>
      <text:p text:style-name="P7"><text:span text:style-name="T16"/></text:p>
      <text:p text:style-name="P16"><text:span text:style-name="T2">Shared Memory:</text:span></text:p>
      <text:p text:style-name="P17"><text:span text:style-name="T11">Υλοποιείται μέσω των συναρτήσεων :</text:span></text:p>
      <text:p text:style-name="P17"><text:span text:style-name="T11">shmget: Έχει </text:span><text:span text:style-name="T12">ως ορίσματα </text:span><text:span text:style-name="T11">το κλειδί, το μέγε</text:span><text:span text:style-name="T12">θος της μνήμης που είναι το γινόμενο τ</text:span><text:span text:style-name="T16">ου sizeof(struct Entry) </text:span><text:span text:style-name="T12">επί τον αριθμό των entries που δίνουμε στο πρόγραμμα και </text:span><text:span text:style-name="T16">με permissions</text:span><text:span text:style-name="T12"> IPC_CREAT </text:span><text:span text:style-name="T16">| 0600</text:span><text:span text:style-name="T12">. Με αυτήν τη συνάρτηση γίνεται η δημιουργία και η αρχικοποίηση της διαμοιραζόμενης μνήμης σε 0.</text:span></text:p>
      <text:p text:style-name="P17"><text:span text:style-name="T12"/></text:p>
      <text:p text:style-name="P17"><text:span text:style-name="T12">shmat: Έχει ως ορίσματα το id της διαμοιραζόμενης μνήμης που δημιουργήθηκε μεσω της shmget, τη διεύθυνση της διαμοιραζόμενης μνημης<text:tab/> </text:span><text:span text:style-name="T13">που έχουμε ορίσει ως NULL ώστε να αποφασίσει το λειτουργικό σύστημα να επιλέξει τη διεύθυνση, καθώς και ένα flag που μέσω αυτού ορίζειται το αν η μνήμη ειναι μόνο για read ή όχι. Βάζοντας το 0 εξασδαλίζεται ότι είναι και για read, αλλά και για write.</text:span></text:p>
      <text:p text:style-name="P17"><text:span text:style-name="T13"/></text:p>
      <text:p text:style-name="P17"><text:span text:style-name="T13">shmdt:<text:tab/>Έχει ως όρισμα </text:span><text:span text:style-name="T14">τον δείκτη προς τη διεύθυνση που έχει επιστραφεί από τη συνάρτηση shmat, </text:span><text:span text:style-name="T16">αποσυνδέει την διαμ</text:span><text:span text:style-name="T20">οιραζόμενη </text:span><text:span text:style-name="T16">μνήμη απο την διεργασία</text:span><text:span text:style-name="T14">.</text:span></text:p>
      <text:p text:style-name="P17"><text:span text:style-name="T14"/></text:p>
      <text:p text:style-name="P17"><text:span text:style-name="T20">s</text:span><text:span text:style-name="T14">hmctl: Παίρνει ως ορίσματα το id της διεργασίας, την εντολή που θα εκτελεστεί πάνω στη διαμοιραζόμενη μνήμη που στην περίπτωσή μας ειναι το IPC_RMID που διαγράφει το segment της διαμοιραζόμενης μνημη και τελος, τον buffer που έχει οριστεί ως 0.</text:span></text:p>
      <text:p text:style-name="P18"><text:span text:style-name="T10"/></text:p>
      <text:p text:style-name="P9">Semaphores:</text:p>
      <text:p text:style-name="P9"/>
      <text:p text:style-name="P10"><text:span text:style-name="T7">sem_id: Ελεγχουν την προσβαση στο Entry. Καθε φορα που θελουμε να αποκτησουμε προσβαση στα μελη του struct Entry πχ να αυξησουμε καποιον μετρητη. Το μεγεθος του semaphore set ειναι οσο και το πληθος των Entries. Δηλαδη για καθε Enrty εχουμε και εναν σημαφορο. Αρχικοποιουνται σε semval=1.</text:span></text:p>
      <text:p text:style-name="P10"><text:soft-page-break/><text:span text:style-name="T7"/></text:p>
      <text:p text:style-name="P10"><text:span text:style-name="T7">write_sem_id: Επιβαλλει το οτι καθε στιγμη μπορει να υπαρχει το πολυ ενας writer σε συγκεκριμενο Entry. Το μεγεθος του semaphore set ειναι οσο και το πληθος των Entries. Αρχικοποιουνται σε semval=1.</text:span></text:p>
      <text:p text:style-name="P10"><text:span text:style-name="T7"/></text:p>
      <text:p text:style-name="P10"><text:span text:style-name="T7">read_sem_id: Χρησιμοποιειται απο τους Peers οτνα επιχειρουν read για να ελεγξουν εαν υπαρχουν writes που εκκρεμουν. Εαν εκκρεμει καποιο write και επιχειρουσαμε read ή πληροφορια που θα διαβαζαμε θα ηταν out-of-date, για αυτο δινουμε προτεραιοτητα στους writers να κανον τις εγγραφες, πρωτου επιτρεψουμε σε reader να διαβασει. Αυτο εγγυαται την αξιοπιστια και ακριβεια των δεδομενων μας, αλλα ενδεχεται να καθυστερησει τις αναγνωσεις. Δεδομενο ομως οτι στο συστημα μας και γενικοτερα, συνηθως το πληθος των writers ειναι αρκετα μικροτερο απο των readers η επιπτωση μετριαζεται.</text:span></text:p>
      <text:p text:style-name="P10"><text:span text:style-name="T7"><text:tab/>Η υλοποιηση γινεται με την βοηθεια της ειδικης περιπτωσης της συναρτησης semop οταν ως op περναμε τον αριθμο 0. Καποια διεργασια που θα καλεσει την semop(sem_id, 0 , index) θα περιμενει μεχρι αυτος ο σημαφορος να παρει την τιμη 0.</text:span></text:p>
      <text:p text:style-name="P10"><text:span text:style-name="T7"><text:tab/>Ξεκινωντας οι σημαφοροι του set read_sem_id εχουν ηδη την τιμη 0. Οταν αναλαμβανει ο πρωτος writer αλλαζει το semval για το συγκεκριμενο Entry σε 1, αρα οι επομενοι readers θα μπλοκαρουν μεχρι ο τελευταιος writer να επαναφερει παλι την τιμη του σημαφορου σε 0.</text:span></text:p>
      <text:p text:style-name="P12"/>
      <text:p text:style-name="P11">Αναλογια Readers/Writers:</text:p>
      <text:p text:style-name="P15"><text:tab/>Οταν ενας Peer καλειται να αποφασισει εαν θα επιτελεσει read <text:s/></text:p>
      <text:p text:style-name="P15">write το κανει ως εξης:</text:p>
      <text:p text:style-name="P15"><text:tab/>if(rand() % READER_RATIO)</text:p>
      <text:p text:style-name="P15"><text:tab/><text:tab/>read()</text:p>
      <text:p text:style-name="P15"><text:tab/>else</text:p>
      <text:p text:style-name="P15"><text:tab/><text:tab/>write()</text:p>
      <text:p text:style-name="P15">Επομενως μπορουμε να αυξησουμε το πληθος των reads αυξανοντας και την μεταβλητη READER_RATIO. Πχ READER_RATIO=4 θα εχουμε περιπου 3 read για καθε write, δεδομενο οτι η rand() επιστρεφει αριθμους με ομοιομορφη κατανομη.</text:p>
      <text:p text:style-name="P15"/>
      <text:p text:style-name="P15"><text:s/></text:p>
      <text:p text:style-name="P13">Μετά την ολοκλήρωση των επαναλήψεων λειτουργίας κάθε διεργασίας, οι συμαφόροι και η διαμοιρασμένη μνήμη αποδευσμεύονται, ενώ επίσης έχουμε όλα τα στατιστικά που ζητάει η εργασία. </text:p>
      <text:p text:style-name="P13"><text:tab/>-Τον μέσο χρόνο αναμονής για δέσμευση ενός entry στη λειτουργία write. <text:span text:style-name="T22">Δηλαδη το ποση ωρα περιμενε (στην ουρα) καποιος writer εως ωτου να αναλαβει την εγγραφη.</text:span></text:p>
      <text:p text:style-name="P13"><text:tab/>-Το σύνολο τον αναγνώσεων (read) που έγιναν <text:span text:style-name="T22">στην συγκεκριμενη διεργασια</text:span>.</text:p>
      <text:p text:style-name="P14"><text:tab/>-Το σύνολο των εγγραφών (write) που έγιναν <text:span text:style-name="T22">στην συγκεκριμενη διεργασια</text:span>.</text:p>
      <text:p text:style-name="P13"/>
      <text:p text:style-name="P13"><text:span text:style-name="T22">Οταν τελειωσουν ολοι οι Peers, ενεργοποιειται ξανα ο coordinator ο οποιος εκανε wait() για ολα τα παιδια του. Επειτα εκτυπωνεται τ</text:span>ο σύνολο των read<text:span text:style-name="T22">s</text:span> και write<text:span text:style-name="T22">s σε καθε En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2:18:44.791867339</meta:creation-date>
    <dc:date>2019-12-07T18:03:36.602237296</dc:date>
    <meta:editing-duration>PT31M18S</meta:editing-duration>
    <meta:editing-cycles>7</meta:editing-cycles>
    <meta:generator>LibreOffice/6.0.7.3$Linux_X86_64 LibreOffice_project/00m0$Build-3</meta:generator>
    <meta:document-statistic meta:table-count="0" meta:image-count="0" meta:object-count="0" meta:page-count="2" meta:paragraph-count="37" meta:word-count="720" meta:character-count="4757" meta:non-whitespace-character-count="4049"/>
  </office:meta>
</office:document-meta>
</file>